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paragraph-properties fo:text-align="start" style:justify-single-word="false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remier_5f_Titre_5f_Exercices_5f_avec_5f_Num_5f_Exo_5f_sans_5f_Titre" style:list-style-name="_5f_Numérotation_20_des_20_exercices" style:master-page-name="_37__5f_4_5f_SERIE_5f_G_5f_GAUCHE_5f_ET_5f_DROITE_5f_2COL">
      <style:paragraph-properties style:page-number="auto"/>
    </style:style>
    <style:style style:name="P110" style:family="paragraph" style:parent-style-name="_5f_Titre_5f_Exercices_5f_sans_5f_Titre" style:list-style-name="_5f_Numérotation_20_des_20_exercices"/>
    <style:style style:name="P1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text-align="center"/>
    </style:style>
    <style:style style:name="P115" style:family="paragraph">
      <loext:graphic-properties draw:fill="solid" draw:fill-color="#d7e12c"/>
    </style:style>
    <style:style style:name="P1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8" style:family="paragraph">
      <style:paragraph-properties fo:margin-left="0cm" fo:margin-right="0cm" fo:margin-top="0cm" fo:margin-bottom="0cm" fo:line-height="100%" fo:text-indent="0cm" style:writing-mode="lr-tb"/>
      <style:text-properties style:use-window-font-color="true" loext:opacity="0%" fo:background-color="#ffff00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fo:background-color="#ffff00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left="0cm" fo:margin-right="0cm" fo:margin-top="0cm" fo:margin-bottom="0cm" fo:line-height="100%" fo:text-indent="0cm" style:writing-mode="lr-tb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6" style:family="paragraph">
      <loext:graphic-properties draw:fill="solid" draw:fill-color="#1ca2b8"/>
    </style:style>
    <style:style style:name="P127" style:family="paragraph">
      <loext:graphic-properties draw:fill="solid" draw:fill-color="#7fb241"/>
    </style:style>
    <style:style style:name="P1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/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fo:background-color="#ffff00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6pt" fo:font-style="normal" fo:text-shadow="none" style:text-underline-style="none" fo:font-weight="normal" style:letter-kerning="true" style:font-name-asian="AR PL KaitiM GB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dash" draw:stroke-dash="Long_20_Dash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style:run-through="foreground"/>
    </style:style>
    <style:style style:name="gr1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71cm" svg:stroke-color="#706e0c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28cm" svg:stroke-color="#706e0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cm" svg:stroke-color="#706e0c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71cm" svg:stroke-color="#706e0c" draw:marker-start="" draw:marker-start-width="0.31cm" draw:marker-start-center="false" draw:marker-end="" draw:marker-end-width="0.31cm" draw:marker-end-center="false" draw:fill="solid" draw:fill-color="#729fcf" draw:textarea-horizontal-align="justify" draw:textarea-vertical-align="middle" fo:padding-top="0.159cm" fo:padding-bottom="0.159cm" fo:padding-left="0.284cm" fo:padding-right="0.284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dash" draw:stroke-dash="Double_20_Dash" svg:stroke-width="0.03cm" svg:stroke-color="#706e0c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8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94" draw:name="Shape3_1" draw:style-name="gr41" draw:text-style-name="P114" svg:x1="18.205cm" svg:y1="1.328cm" svg:x2="21.997cm" svg:y2="1.328cm">
        <text:p/>
      </draw:line>
      <draw:frame text:anchor-type="page" text:anchor-page-number="1" draw:z-index="193" draw:name="Shape2_0" draw:style-name="gr42" draw:text-style-name="P125" svg:width="2.701cm" svg:height="0.715cm" draw:transform="rotate (0.0876155284501153) translate (1.06186111111111cm 1.46579166666667cm)">
        <draw:text-box>
          <text:p text:style-name="P114"><text:span text:style-name="T187">Série 4</text:span></text:p>
        </draw:text-box>
      </draw:frame>
      <draw:path text:anchor-type="page" text:anchor-page-number="1" draw:z-index="192" draw:name="Shape1_0" draw:style-name="gr43" draw:text-style-name="P126" svg:width="4.329cm" svg:height="2.24cm" svg:x="0cm" svg:y="0.02cm" svg:viewBox="0 0 4330 2241" svg:d="M0 2241l3984-288c209-15 363-168 345-342l-170-1611h-4159z">
        <text:p/>
      </draw:path>
      <text:list xml:id="list2217214246" text:style-name="_5f_Numérotation_20_des_20_exercices">
        <text:list-item>
          <text:h text:style-name="P109" text:outline-level="1"><text:span text:style-name="_5f_Caractères"><text:s/>Construis un rectangle RSTU de centre O et tel que (d) soit un de ses axes de symétrie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197" draw:name="Forme1" draw:style-name="gr11"><draw:line draw:style-name="gr16" draw:text-style-name="P120" svg:x1="-0.001cm" svg:y1="5.459cm" svg:x2="8.063cm" svg:y2="1.707cm"><text:p/></draw:line><draw:frame draw:style-name="gr29" draw:text-style-name="P122" svg:width="1.031cm" svg:height="0.632cm" svg:x="7.641cm" svg:y="1.083cm"><draw:text-box><text:p text:style-name="P121"><text:span text:style-name="T185">(</text:span><text:span text:style-name="T185">d</text:span><text:span text:style-name="T185">)</text:span></text:p></draw:text-box></draw:frame><draw:line draw:style-name="gr16" draw:text-style-name="P120" svg:x1="4.75cm" svg:y1="3.15cm" svg:x2="4.916cm" svg:y2="3.316cm"><text:p/></draw:line><draw:line draw:style-name="gr16" draw:text-style-name="P120" svg:x1="4.912cm" svg:y1="3.15cm" svg:x2="4.743cm" svg:y2="3.313cm"><text:p/></draw:line><draw:line draw:style-name="gr16" draw:text-style-name="P120" svg:x1="4.75cm" svg:y1="3.15cm" svg:x2="4.916cm" svg:y2="3.316cm"><text:p/></draw:line><draw:line draw:style-name="gr16" draw:text-style-name="P120" svg:x1="4.912cm" svg:y1="3.15cm" svg:x2="4.743cm" svg:y2="3.313cm"><text:p/></draw:line><draw:frame draw:style-name="gr30" draw:text-style-name="P122" svg:width="0.96cm" svg:height="0.703cm" svg:x="4.604cm" svg:y="3.348cm"><draw:text-box><text:p text:style-name="P121"><text:span text:style-name="T185">O</text:span></text:p></draw:text-box></draw:frame><draw:line draw:style-name="gr16" draw:text-style-name="P120" svg:x1="1.586cm" svg:y1="2.822cm" svg:x2="1.752cm" svg:y2="2.988cm"><text:p/></draw:line><draw:line draw:style-name="gr16" draw:text-style-name="P120" svg:x1="1.755cm" svg:y1="2.822cm" svg:x2="1.586cm" svg:y2="2.985cm"><text:p/></draw:line><draw:line draw:style-name="gr16" draw:text-style-name="P120" svg:x1="1.586cm" svg:y1="2.822cm" svg:x2="1.752cm" svg:y2="2.988cm"><text:p/></draw:line><draw:line draw:style-name="gr16" draw:text-style-name="P120" svg:x1="1.755cm" svg:y1="2.822cm" svg:x2="1.586cm" svg:y2="2.985cm"><text:p/></draw:line><draw:frame draw:style-name="gr31" draw:text-style-name="P122" svg:width="0.72cm" svg:height="0.676cm" svg:x="1.053cm" svg:y="2.404cm"><draw:text-box><text:p text:style-name="P121"><text:span text:style-name="T185">S</text:span></text:p></draw:text-box></draw:frame><draw:line draw:style-name="gr16" draw:text-style-name="P120" svg:x1="4.897cm" svg:y1="3.317cm" svg:x2="4.73cm" svg:y2="3.152cm"><text:p/></draw:line><draw:line draw:style-name="gr16" draw:text-style-name="P120" svg:x1="4.734cm" svg:y1="3.318cm" svg:x2="4.902cm" svg:y2="3.154cm"><text:p/></draw:line><draw:line draw:style-name="gr16" draw:text-style-name="P120" svg:x1="8.018cm" svg:y1="3.632cm" svg:x2="7.851cm" svg:y2="3.467cm"><text:p/></draw:line><draw:line draw:style-name="gr16" draw:text-style-name="P120" svg:x1="7.849cm" svg:y1="3.635cm" svg:x2="8.017cm" svg:y2="3.471cm"><text:p/></draw:line><draw:line draw:style-name="gr23" draw:text-style-name="P120" svg:x1="8.018cm" svg:y1="3.632cm" svg:x2="7.851cm" svg:y2="3.467cm"><text:p/></draw:line><draw:line draw:style-name="gr23" draw:text-style-name="P120" svg:x1="7.849cm" svg:y1="3.635cm" svg:x2="8.017cm" svg:y2="3.471cm"><text:p/></draw:line><draw:frame draw:style-name="gr32" draw:text-style-name="P119" svg:width="0.72cm" svg:height="0.678cm" draw:transform="rotate (0.00244346095279206) translate (7.83066666666667cm 3.26495833333333cm)"><draw:text-box><text:p text:style-name="P121"><text:span text:style-name="T184">U</text:span></text:p></draw:text-box></draw:frame><draw:line draw:style-name="gr24" draw:text-style-name="P120" svg:x1="2.996cm" svg:y1="5.815cm" svg:x2="1.663cm" svg:y2="2.884cm"><text:p/></draw:line><draw:line draw:style-name="gr16" draw:text-style-name="P120" svg:x1="2.92cm" svg:y1="5.731cm" svg:x2="3.086cm" svg:y2="5.897cm"><text:p/></draw:line><draw:line draw:style-name="gr16" draw:text-style-name="P120" svg:x1="3.089cm" svg:y1="5.731cm" svg:x2="2.92cm" svg:y2="5.894cm"><text:p/></draw:line><draw:line draw:style-name="gr23" draw:text-style-name="P120" svg:x1="2.92cm" svg:y1="5.731cm" svg:x2="3.086cm" svg:y2="5.897cm"><text:p/></draw:line><draw:line draw:style-name="gr23" draw:text-style-name="P120" svg:x1="3.089cm" svg:y1="5.731cm" svg:x2="2.92cm" svg:y2="5.894cm"><text:p/></draw:line><draw:frame draw:style-name="gr33" draw:text-style-name="P119" svg:width="1.749cm" svg:height="0.68cm" svg:x="2.335cm" svg:y="5.791cm"><draw:text-box><text:p text:style-name="P121"><text:span text:style-name="T184">R</text:span><text:span text:style-name="T184"> </text:span><text:span text:style-name="T184">o</text:span><text:span text:style-name="T184">u</text:span><text:span text:style-name="T184"> </text:span><text:span text:style-name="T184">T</text:span></text:p></draw:text-box></draw:frame><draw:line draw:style-name="gr24" draw:text-style-name="P120" svg:x1="2.997cm" svg:y1="5.818cm" svg:x2="7.96cm" svg:y2="3.563cm"><text:p/></draw:line><draw:line draw:style-name="gr24" draw:text-style-name="P120" svg:x1="1.664cm" svg:y1="2.919cm" svg:x2="6.627cm" svg:y2="0.664cm"><text:p/></draw:line><draw:line draw:style-name="gr24" draw:text-style-name="P120" svg:x1="7.95cm" svg:y1="3.595cm" svg:x2="6.617cm" svg:y2="0.664cm"><text:p/></draw:line><draw:line draw:style-name="gr16" draw:text-style-name="P120" svg:x1="6.697cm" svg:y1="0.74cm" svg:x2="6.53cm" svg:y2="0.575cm"><text:p/></draw:line><draw:line draw:style-name="gr16" draw:text-style-name="P120" svg:x1="6.529cm" svg:y1="0.746cm" svg:x2="6.697cm" svg:y2="0.582cm"><text:p/></draw:line><draw:line draw:style-name="gr23" draw:text-style-name="P120" svg:x1="6.697cm" svg:y1="0.74cm" svg:x2="6.53cm" svg:y2="0.575cm"><text:p/></draw:line><draw:line draw:style-name="gr23" draw:text-style-name="P120" svg:x1="6.529cm" svg:y1="0.746cm" svg:x2="6.697cm" svg:y2="0.582cm"><text:p/></draw:line><draw:frame draw:style-name="gr32" draw:text-style-name="P119" svg:width="1.56cm" svg:height="0.678cm" draw:transform="rotate (0.00226892802759263) translate (6.45936111111111cm 0.172861111111111cm)"><draw:text-box><text:p text:style-name="P121"><text:span text:style-name="T184">T </text:span><text:span text:style-name="T184">o</text:span><text:span text:style-name="T184">u </text:span><text:span text:style-name="T184">R</text:span></text:p></draw:text-box></draw:frame><draw:g draw:style-name="gr15"><draw:line draw:style-name="gr21" draw:text-style-name="P124" svg:x1="1.913cm" svg:y1="2.81cm" svg:x2="2.033cm" svg:y2="3.055cm"><text:p/></draw:line><draw:line draw:style-name="gr21" draw:text-style-name="P124" svg:x1="1.79cm" svg:y1="3.171cm" svg:x2="2.034cm" svg:y2="3.055cm"><text:p/></draw:line></draw:g><draw:line draw:style-name="gr21" draw:text-style-name="P124" svg:x1="2.9cm" svg:y1="5.584cm" svg:x2="3.144cm" svg:y2="5.459cm"><text:p/></draw:line><draw:line draw:style-name="gr21" draw:text-style-name="P124" svg:x1="3.262cm" svg:y1="5.702cm" svg:x2="3.147cm" svg:y2="5.458cm"><text:p/></draw:line><draw:g draw:style-name="gr15"><draw:line draw:style-name="gr21" draw:text-style-name="P124" svg:x1="6.393cm" svg:y1="0.792cm" svg:x2="6.493cm" svg:y2="1.046cm"><text:p/></draw:line><draw:line draw:style-name="gr21" draw:text-style-name="P124" svg:x1="6.742cm" svg:y1="0.949cm" svg:x2="6.492cm" svg:y2="1.051cm"><text:p/></draw:line></draw:g><draw:g draw:style-name="gr15"><draw:line draw:style-name="gr21" draw:text-style-name="P124" svg:x1="7.836cm" svg:y1="3.339cm" svg:x2="7.586cm" svg:y2="3.449cm"><text:p/></draw:line><draw:line draw:style-name="gr21" draw:text-style-name="P124" svg:x1="7.698cm" svg:y1="3.695cm" svg:x2="7.586cm" svg:y2="3.449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1247984402205" text:continue-numbering="true" text:style-name="_5f_Numérotation_20_des_20_exercices">
        <text:list-item>
          <text:h text:style-name="P110" text:outline-level="1"><text:span text:style-name="_5f_Caractères"><text:s/>Malik a imaginé la figure ci-dessous pour construire un rectangle ABCD, tel que la droite (d) soit un de ses axes de symétrie et le point C ap­partienne à la droite (d</text:span><text:span text:style-name="_5f_Caractères_5f_indice">1</text:span><text:span text:style-name="_5f_Caractères">). Aide Malik à construire son rectangle ABCD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198" draw:name="Forme2" draw:style-name="gr11"><draw:line draw:style-name="gr16" draw:text-style-name="P120" svg:x1="4.734cm" svg:y1="0.763cm" svg:x2="4.521cm" svg:y2="1.101cm"><text:p/></draw:line><draw:line draw:style-name="gr16" draw:text-style-name="P120" svg:x1="4.798cm" svg:y1="1.043cm" svg:x2="4.464cm" svg:y2="0.824cm"><text:p/></draw:line><draw:line draw:style-name="gr23" draw:text-style-name="P120" svg:x1="4.734cm" svg:y1="0.763cm" svg:x2="4.521cm" svg:y2="1.101cm"><text:p/></draw:line><draw:line draw:style-name="gr23" draw:text-style-name="P120" svg:x1="4.798cm" svg:y1="1.043cm" svg:x2="4.464cm" svg:y2="0.824cm"><text:p/></draw:line><draw:g draw:style-name="gr15"><draw:line draw:style-name="gr23" draw:text-style-name="P120" svg:x1="1.931cm" svg:y1="6.24cm" svg:x2="2.143cm" svg:y2="5.902cm"><text:p/></draw:line><draw:line draw:style-name="gr23" draw:text-style-name="P120" svg:x1="1.866cm" svg:y1="5.962cm" svg:x2="2.201cm" svg:y2="6.18cm"><text:p/></draw:line></draw:g><draw:frame draw:style-name="gr12" draw:text-style-name="P119" svg:width="1.96cm" svg:height="0.668cm" draw:transform="rotate (-0.00139626340159473) translate (1.17727777777778cm 6.05895833333333cm)"><draw:text-box><text:p text:style-name="P118"><text:span text:style-name="T184">B </text:span><text:span text:style-name="T184">ou </text:span><text:span text:style-name="T184">D</text:span></text:p></draw:text-box></draw:frame><draw:line draw:style-name="gr24" draw:text-style-name="P120" svg:x1="0.571cm" svg:y1="4.136cm" svg:x2="4.612cm" svg:y2="0.933cm"><text:p/></draw:line><draw:line draw:style-name="gr24" draw:text-style-name="P120" svg:x1="4.612cm" svg:y1="0.933cm" svg:x2="6.115cm" svg:y2="2.852cm"><text:p/></draw:line><draw:g draw:style-name="gr15"><draw:line draw:style-name="gr23" draw:text-style-name="P120" svg:x1="5.978cm" svg:y1="3.013cm" svg:x2="6.19cm" svg:y2="2.675cm"><text:p/></draw:line><draw:line draw:style-name="gr23" draw:text-style-name="P120" svg:x1="5.915cm" svg:y1="2.729cm" svg:x2="6.25cm" svg:y2="2.947cm"><text:p/></draw:line></draw:g><draw:g draw:style-name="gr15"><draw:line draw:style-name="gr21" draw:text-style-name="P124" svg:x1="4.913cm" svg:y1="1.301cm" svg:x2="4.552cm" svg:y2="1.592cm"><text:p/></draw:line><draw:line draw:style-name="gr21" draw:text-style-name="P124" svg:x1="4.27cm" svg:y1="1.233cm" svg:x2="4.554cm" svg:y2="1.594cm"><text:p/></draw:line></draw:g><draw:line draw:style-name="gr21" draw:text-style-name="P124" svg:x1="0.885cm" svg:y1="3.863cm" svg:x2="1.184cm" svg:y2="4.221cm"><text:p/></draw:line><draw:line draw:style-name="gr21" draw:text-style-name="P124" svg:x1="0.824cm" svg:y1="4.49cm" svg:x2="1.186cm" svg:y2="4.207cm"><text:p/></draw:line><draw:g draw:style-name="gr15"><draw:line draw:style-name="gr21" draw:text-style-name="P124" svg:x1="5.854cm" svg:y1="2.458cm" svg:x2="5.47cm" svg:y2="2.719cm"><text:p/></draw:line><draw:line draw:style-name="gr21" draw:text-style-name="P124" svg:x1="5.731cm" svg:y1="3.091cm" svg:x2="5.469cm" svg:y2="2.714cm"><text:p/></draw:line></draw:g><draw:g draw:style-name="gr15"><draw:line draw:style-name="gr21" draw:text-style-name="P124" svg:x1="2.417cm" svg:y1="5.804cm" svg:x2="2.141cm" svg:y2="5.431cm"><text:p/></draw:line><draw:line draw:style-name="gr21" draw:text-style-name="P124" svg:x1="1.776cm" svg:y1="5.707cm" svg:x2="2.142cm" svg:y2="5.429cm"><text:p/></draw:line></draw:g><draw:line draw:style-name="gr16" draw:text-style-name="P120" svg:x1="5.188cm" svg:y1="5.824cm" svg:x2="0.762cm" svg:y2="0.202cm"><text:p/></draw:line><draw:frame draw:style-name="gr25" draw:text-style-name="P122" svg:width="2.153cm" svg:height="1.295cm" svg:x="0.166cm" svg:y="0.319cm"><draw:text-box><text:p text:style-name="P121"><text:span text:style-name="T185">(</text:span><text:span text:style-name="T185">d</text:span><text:span text:style-name="T185">)</text:span></text:p></draw:text-box></draw:frame><draw:line draw:style-name="gr16" draw:text-style-name="P120" svg:x1="0.503cm" svg:y1="4.087cm" svg:x2="0.623cm" svg:y2="4.207cm"><text:p/></draw:line><draw:line draw:style-name="gr16" draw:text-style-name="P120" svg:x1="0.623cm" svg:y1="4.087cm" svg:x2="0.501cm" svg:y2="4.204cm"><text:p/></draw:line><draw:line draw:style-name="gr16" draw:text-style-name="P120" svg:x1="0.503cm" svg:y1="4.087cm" svg:x2="0.623cm" svg:y2="4.207cm"><text:p/></draw:line><draw:line draw:style-name="gr16" draw:text-style-name="P120" svg:x1="0.623cm" svg:y1="4.087cm" svg:x2="0.501cm" svg:y2="4.204cm"><text:p/></draw:line><draw:frame draw:style-name="gr26" draw:text-style-name="P122" svg:width="1.438cm" svg:height="0.844cm" svg:x="0.051cm" svg:y="3.575cm"><draw:text-box><text:p text:style-name="P121"><text:span text:style-name="T185">A</text:span></text:p></draw:text-box></draw:frame><draw:line draw:style-name="gr16" draw:text-style-name="P120" svg:x1="3.142cm" svg:y1="7.985cm" svg:x2="7.374cm" svg:y2="0.562cm"><text:p/></draw:line><draw:frame draw:style-name="gr27" draw:text-style-name="P122" svg:width="2.154cm" svg:height="1.301cm" svg:x="6.461cm" svg:y="0.397cm"><draw:text-box><text:p text:style-name="P121"><text:span text:style-name="T185">(</text:span><text:span text:style-name="T185">d</text:span><text:span text:style-name="T186">1</text:span><text:span text:style-name="T185">)</text:span></text:p></draw:text-box></draw:frame><draw:line draw:style-name="gr24" draw:text-style-name="P120" svg:x1="2.034cm" svg:y1="6.082cm" svg:x2="6.08cm" svg:y2="2.825cm"><text:p/></draw:line><draw:frame draw:style-name="gr28" draw:text-style-name="P119" svg:width="0.913cm" svg:height="0.68cm" draw:transform="rotate (0.0193731546971371) translate (6.01133333333333cm 2.587625cm)"><draw:text-box><text:p text:style-name="P118"><text:span text:style-name="T184">C</text:span></text:p></draw:text-box></draw:frame><draw:line draw:style-name="gr24" draw:text-style-name="P120" svg:x1="0.551cm" svg:y1="4.14cm" svg:x2="2.035cm" svg:y2="6.075cm"><text:p/></draw:line><draw:frame draw:style-name="gr12" draw:text-style-name="P119" svg:width="1.962cm" svg:height="0.668cm" draw:transform="rotate (0.00261799387799149) translate (3.90954166666667cm 0.167569444444444cm)"><draw:text-box><text:p text:style-name="P118"><text:span text:style-name="T184">D </text:span><text:span text:style-name="T184">o</text:span><text:span text:style-name="T184">u </text:span><text:span text:style-name="T184">B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1247285759600" text:continue-numbering="true" text:style-name="_5f_Numérotation_20_des_20_exercices">
        <text:list-item>
          <text:h text:style-name="P110" text:outline-level="1"><text:span text:style-name="_5f_Caractères"><text:s/>Construis un rectangle CHAT tel que (d) soit un de ses axes de symétrie et que B ∈ [CH]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195" draw:name="Forme3" draw:style-name="gr11"><draw:g draw:style-name="gr15"><draw:line draw:style-name="gr23" draw:text-style-name="P120" svg:x1="3.149cm" svg:y1="6.62cm" svg:x2="3.361cm" svg:y2="6.282cm"><text:p/></draw:line><draw:line draw:style-name="gr23" draw:text-style-name="P120" svg:x1="3.084cm" svg:y1="6.341cm" svg:x2="3.419cm" svg:y2="6.559cm"><text:p/></draw:line></draw:g><draw:frame draw:style-name="gr12" draw:text-style-name="P119" svg:width="0.666cm" svg:height="0.668cm" draw:transform="rotate (0.0476474885794452) translate (2.90336111111111cm 6.51756944444445cm)"><draw:text-box><text:p text:style-name="P121"><text:span text:style-name="T184">C</text:span></text:p></draw:text-box></draw:frame><draw:line draw:style-name="gr24" draw:text-style-name="P120" svg:x1="1.575cm" svg:y1="4.258cm" svg:x2="5.832cm" svg:y2="0.912cm"><text:p/></draw:line><draw:line draw:style-name="gr24" draw:text-style-name="P120" svg:x1="5.845cm" svg:y1="0.919cm" svg:x2="7.517cm" svg:y2="3.025cm"><text:p/></draw:line><draw:g draw:style-name="gr15"><draw:line draw:style-name="gr23" draw:text-style-name="P120" svg:x1="7.419cm" svg:y1="3.18cm" svg:x2="7.598cm" svg:y2="2.859cm"><text:p/></draw:line><draw:line draw:style-name="gr23" draw:text-style-name="P120" svg:x1="7.365cm" svg:y1="2.914cm" svg:x2="7.647cm" svg:y2="3.121cm"><text:p/></draw:line></draw:g><draw:g draw:style-name="gr15"><draw:line draw:style-name="gr21" draw:text-style-name="P124" svg:x1="6.098cm" svg:y1="1.276cm" svg:x2="5.737cm" svg:y2="1.567cm"><text:p/></draw:line><draw:line draw:style-name="gr21" draw:text-style-name="P124" svg:x1="5.454cm" svg:y1="1.207cm" svg:x2="5.738cm" svg:y2="1.568cm"><text:p/></draw:line></draw:g><draw:line draw:style-name="gr21" draw:text-style-name="P124" svg:x1="1.923cm" svg:y1="3.978cm" svg:x2="2.203cm" svg:y2="4.334cm"><text:p/></draw:line><draw:line draw:style-name="gr21" draw:text-style-name="P124" svg:x1="1.849cm" svg:y1="4.6cm" svg:x2="2.211cm" svg:y2="4.317cm"><text:p/></draw:line><draw:g draw:style-name="gr15"><draw:line draw:style-name="gr21" draw:text-style-name="P124" svg:x1="7.239cm" svg:y1="2.681cm" svg:x2="6.879cm" svg:y2="2.974cm"><text:p/></draw:line><draw:line draw:style-name="gr21" draw:text-style-name="P124" svg:x1="7.172cm" svg:y1="3.325cm" svg:x2="6.878cm" svg:y2="2.972cm"><text:p/></draw:line></draw:g><draw:g draw:style-name="gr15"><draw:line draw:style-name="gr21" draw:text-style-name="P124" svg:x1="3.627cm" svg:y1="6.146cm" svg:x2="3.351cm" svg:y2="5.773cm"><text:p/></draw:line><draw:line draw:style-name="gr21" draw:text-style-name="P124" svg:x1="2.986cm" svg:y1="6.051cm" svg:x2="3.352cm" svg:y2="5.773cm"><text:p/></draw:line></draw:g><draw:frame draw:style-name="gr38" draw:text-style-name="P119" svg:width="0.835cm" svg:height="0.842cm" svg:x="0.979cm" svg:y="3.503cm"><draw:text-box><text:p text:style-name="P121"><text:span text:style-name="T184">T</text:span></text:p></draw:text-box></draw:frame><draw:line draw:style-name="gr24" draw:text-style-name="P120" svg:x1="3.253cm" svg:y1="6.428cm" svg:x2="7.509cm" svg:y2="3.025cm"><text:p/></draw:line><draw:frame draw:style-name="gr14" draw:text-style-name="P119" svg:width="0.911cm" svg:height="0.678cm" draw:transform="rotate (0.0193731546971371) translate (7.47359722222222cm 2.72520833333333cm)"><draw:text-box><text:p text:style-name="P121"><text:span text:style-name="T184">H</text:span></text:p></draw:text-box></draw:frame><draw:line draw:style-name="gr16" draw:text-style-name="P120" svg:x1="7.179cm" svg:y1="6.998cm" svg:x2="1.958cm" svg:y2="0.365cm"><text:p/></draw:line><draw:frame draw:style-name="gr39" draw:text-style-name="P122" svg:width="2.541cm" svg:height="1.53cm" svg:x="1.251cm" svg:y="0.503cm"><draw:text-box><text:p text:style-name="P121"><text:span text:style-name="T185">(d)</text:span></text:p></draw:text-box></draw:frame><draw:line draw:style-name="gr16" draw:text-style-name="P120" svg:x1="5.761cm" svg:y1="0.843cm" svg:x2="5.902cm" svg:y2="0.984cm"><text:p/></draw:line><draw:line draw:style-name="gr16" draw:text-style-name="P120" svg:x1="5.905cm" svg:y1="0.843cm" svg:x2="5.761cm" svg:y2="0.981cm"><text:p/></draw:line><draw:line draw:style-name="gr16" draw:text-style-name="P120" svg:x1="5.761cm" svg:y1="0.843cm" svg:x2="5.902cm" svg:y2="0.984cm"><text:p/></draw:line><draw:line draw:style-name="gr16" draw:text-style-name="P120" svg:x1="5.905cm" svg:y1="0.843cm" svg:x2="5.761cm" svg:y2="0.981cm"><text:p/></draw:line><draw:frame draw:style-name="gr40" draw:text-style-name="P122" svg:width="1.004cm" svg:height="0.727cm" svg:x="5.687cm" svg:y="0.233cm"><draw:text-box><text:p text:style-name="P121"><text:span text:style-name="T185">A</text:span></text:p></draw:text-box></draw:frame><draw:line draw:style-name="gr16" draw:text-style-name="P120" svg:x1="3.729cm" svg:y1="5.886cm" svg:x2="3.87cm" svg:y2="6.027cm"><text:p/></draw:line><draw:line draw:style-name="gr16" draw:text-style-name="P120" svg:x1="3.873cm" svg:y1="5.886cm" svg:x2="3.729cm" svg:y2="6.024cm"><text:p/></draw:line><draw:line draw:style-name="gr16" draw:text-style-name="P120" svg:x1="3.729cm" svg:y1="5.886cm" svg:x2="3.87cm" svg:y2="6.027cm"><text:p/></draw:line><draw:line draw:style-name="gr16" draw:text-style-name="P120" svg:x1="3.873cm" svg:y1="5.886cm" svg:x2="3.729cm" svg:y2="6.024cm"><text:p/></draw:line><draw:frame draw:style-name="gr29" draw:text-style-name="P122" svg:width="0.974cm" svg:height="0.632cm" svg:x="3.508cm" svg:y="6.054cm"><draw:text-box><text:p text:style-name="P121"><text:span text:style-name="T185">B</text:span></text:p></draw:text-box></draw:frame><draw:line draw:style-name="gr24" draw:text-style-name="P120" svg:x1="1.598cm" svg:y1="4.228cm" svg:x2="3.263cm" svg:y2="6.444cm"><text:p/></draw:line><draw:g draw:style-name="gr15"><draw:line draw:style-name="gr23" draw:text-style-name="P120" svg:x1="1.474cm" svg:y1="4.427cm" svg:x2="1.686cm" svg:y2="4.089cm"><text:p/></draw:line><draw:line draw:style-name="gr23" draw:text-style-name="P120" svg:x1="1.409cm" svg:y1="4.147cm" svg:x2="1.744cm" svg:y2="4.365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1247368608600" text:continue-numbering="true" text:style-name="_5f_Numérotation_20_des_20_exercices">
        <text:list-item>
          <text:h text:style-name="P110" text:outline-level="1"><text:span text:style-name="_5f_Caractères"><text:s/>Construis un losange ANGE tel que (d) soit un de ses axes de symétrie et NE=6 cm.</text:span></text:h>
        </text:list-item>
      </text:list>
      <text:h text:style-name="_5f_Paragraphe" text:outline-level="1"><draw:g text:anchor-type="paragraph" draw:z-index="196" draw:name="Forme4" draw:style-name="gr11"><draw:g draw:style-name="gr15"><draw:line draw:style-name="gr23" draw:text-style-name="P120" svg:x1="5.477cm" svg:y1="4.357cm" svg:x2="5.656cm" svg:y2="4.036cm"><text:p/></draw:line><draw:line draw:style-name="gr23" draw:text-style-name="P120" svg:x1="5.424cm" svg:y1="4.094cm" svg:x2="5.706cm" svg:y2="4.301cm"><text:p/></draw:line></draw:g><draw:frame draw:style-name="gr14" draw:text-style-name="P119" svg:width="0.913cm" svg:height="0.678cm" draw:transform="rotate (0.0193731546971371) translate (5.58447222222222cm 4.06576388888889cm)"><draw:text-box><text:p text:style-name="P118"><text:span text:style-name="T184">A</text:span></text:p></draw:text-box></draw:frame><draw:line draw:style-name="gr16" draw:text-style-name="P120" svg:x1="1.513cm" svg:y1="3.477cm" svg:x2="8.404cm" svg:y2="1.367cm"><text:p/></draw:line><draw:frame draw:style-name="gr34" draw:text-style-name="P122" svg:width="1.086cm" svg:height="0.772cm" svg:x="7.803cm" svg:y="0.727cm"><draw:text-box><text:p text:style-name="P121"><text:span text:style-name="T185">(d</text:span><text:span text:style-name="T185">)</text:span></text:p></draw:text-box></draw:frame><draw:line draw:style-name="gr16" draw:text-style-name="P120" svg:x1="4.378cm" svg:y1="0.545cm" svg:x2="4.519cm" svg:y2="0.686cm"><text:p/></draw:line><draw:line draw:style-name="gr16" draw:text-style-name="P120" svg:x1="4.521cm" svg:y1="0.545cm" svg:x2="4.378cm" svg:y2="0.683cm"><text:p/></draw:line><draw:line draw:style-name="gr16" draw:text-style-name="P120" svg:x1="4.378cm" svg:y1="0.545cm" svg:x2="4.519cm" svg:y2="0.686cm"><text:p/></draw:line><draw:line draw:style-name="gr16" draw:text-style-name="P120" svg:x1="4.521cm" svg:y1="0.545cm" svg:x2="4.378cm" svg:y2="0.683cm"><text:p/></draw:line><draw:frame draw:style-name="gr29" draw:text-style-name="P122" svg:width="1.01cm" svg:height="0.632cm" svg:x="3.768cm" svg:y="0.152cm"><draw:text-box><text:p text:style-name="P121"><text:span text:style-name="T185">G</text:span></text:p></draw:text-box></draw:frame><draw:line draw:style-name="gr35" draw:text-style-name="P120" svg:x1="5.567cm" svg:y1="4.172cm" svg:x2="4.466cm" svg:y2="0.637cm"><text:p/></draw:line><draw:frame draw:style-name="gr36" draw:text-style-name="P119" svg:width="1.692cm" svg:height="0.634cm" draw:transform="rotate (0.0207694180987325) translate (1.44815277777778cm 3.49602777777778cm)"><draw:text-box><text:p text:style-name="P118"><text:span text:style-name="T184">N ou E</text:span></text:p></draw:text-box></draw:frame><draw:g draw:style-name="gr15"><draw:line draw:style-name="gr23" draw:text-style-name="P120" svg:x1="2.041cm" svg:y1="3.443cm" svg:x2="2.22cm" svg:y2="3.122cm"><text:p/></draw:line><draw:line draw:style-name="gr23" draw:text-style-name="P120" svg:x1="1.987cm" svg:y1="3.177cm" svg:x2="2.269cm" svg:y2="3.384cm"><text:p/></draw:line></draw:g><draw:g draw:style-name="gr15"><draw:line draw:style-name="gr23" draw:text-style-name="P120" svg:x1="7.793cm" svg:y1="1.682cm" svg:x2="7.972cm" svg:y2="1.361cm"><text:p/></draw:line><draw:line draw:style-name="gr23" draw:text-style-name="P120" svg:x1="7.741cm" svg:y1="1.418cm" svg:x2="8.023cm" svg:y2="1.625cm"><text:p/></draw:line></draw:g><draw:frame draw:style-name="gr29" draw:text-style-name="P119" svg:width="1.694cm" svg:height="0.632cm" draw:transform="rotate (0.0207694180987325) translate (7.31484722222222cm 1.80445833333333cm)"><draw:text-box><text:p text:style-name="P118"><text:span text:style-name="T184">E ou N</text:span></text:p></draw:text-box></draw:frame><draw:polygon draw:style-name="gr20" draw:text-style-name="P124" svg:width="5.743cm" svg:height="3.607cm" svg:x="2.13cm" svg:y="0.59cm" svg:viewBox="0 0 5744 3608" draw:points="0,2694 2338,0 5744,934 3435,3608 0,2704"><text:p/></draw:polygon><draw:line draw:style-name="gr21" draw:text-style-name="P124" svg:x1="3.304cm" svg:y1="1.651cm" svg:x2="3.534cm" svg:y2="1.872cm"><text:p/></draw:line><draw:line draw:style-name="gr21" draw:text-style-name="P124" svg:x1="6.595cm" svg:y1="2.748cm" svg:x2="6.825cm" svg:y2="2.969cm"><text:p/></draw:line><draw:line draw:style-name="gr21" draw:text-style-name="P124" svg:x1="6.245cm" svg:y1="0.959cm" svg:x2="6.015cm" svg:y2="1.18cm"><text:p/></draw:line><draw:line draw:style-name="gr21" draw:text-style-name="P124" svg:x1="4.072cm" svg:y1="3.674cm" svg:x2="3.842cm" svg:y2="3.895cm"><text:p/></draw:line><draw:frame draw:style-name="gr37" draw:text-style-name="P119" svg:width="1.59cm" svg:height="0.997cm" draw:transform="rotate (0.278903614468694) translate (3.33375cm 2.36008333333333cm)"><draw:text-box><text:p text:style-name="P118"><text:span text:style-name="T184">3 cm</text:span></text:p></draw:text-box></draw:frame><draw:frame draw:style-name="gr37" draw:text-style-name="P119" svg:width="1.59cm" svg:height="0.997cm" draw:transform="rotate (0.27995081201989) translate (5.21658333333333cm 1.77094444444444cm)"><draw:text-box><text:p text:style-name="P118"><text:span text:style-name="T184">3 cm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1246688887669" text:continue-numbering="true" text:style-name="_5f_Numérotation_20_des_20_exercices">
        <text:list-item>
          <text:h text:style-name="P110" text:outline-level="1"><text:span text:style-name="_5f_Caractères"><text:s/>Construis un carré NORD tel que (d) soit un de ses axes de symétrie et O ∈ (d).</text:span></text:h>
        </text:list-item>
      </text:list>
      <text:h text:style-name="_5f_Paragraphe" text:outline-level="1"><draw:g text:anchor-type="paragraph" draw:z-index="199" draw:name="Forme5" draw:style-name="gr11"><draw:frame draw:style-name="gr12" draw:text-style-name="P119" svg:width="1.96cm" svg:height="0.668cm" draw:transform="rotate (0.046774823953448) translate (0.749652777777778cm 2.05669444444444cm)"><draw:text-box><text:p text:style-name="P118"><text:span text:style-name="T184">O</text:span><text:span text:style-name="T184"> </text:span><text:span text:style-name="T184">o</text:span><text:span text:style-name="T184">u </text:span><text:span text:style-name="T184">D</text:span></text:p></draw:text-box></draw:frame><draw:line draw:style-name="gr13" draw:text-style-name="P120" svg:x1="4.055cm" svg:y1="0.778cm" svg:x2="3.346cm" svg:y2="3.72cm"><text:p/></draw:line><draw:frame draw:style-name="gr14" draw:text-style-name="P119" svg:width="0.913cm" svg:height="0.678cm" draw:transform="rotate (0.0212930168743308) translate (3.00390277777778cm 3.83645833333333cm)"><draw:text-box><text:p text:style-name="P118"><text:span text:style-name="T184">N</text:span></text:p></draw:text-box></draw:frame><draw:g draw:name="Shape70" draw:style-name="gr15"><draw:line draw:style-name="gr16" draw:text-style-name="P120" svg:x1="0.807cm" svg:y1="1.576cm" svg:x2="8.625cm" svg:y2="3.507cm"><text:p/></draw:line><draw:frame draw:style-name="gr17" draw:text-style-name="P122" svg:width="1.17cm" svg:height="0.773cm" svg:x="8.458cm" svg:y="2.933cm"><draw:text-box><text:p text:style-name="P121"><text:span text:style-name="T185">(</text:span><text:span text:style-name="T185">d</text:span><text:span text:style-name="T185">)</text:span></text:p></draw:text-box></draw:frame><draw:line draw:style-name="gr16" draw:text-style-name="P120" svg:x1="3.997cm" svg:y1="0.715cm" svg:x2="4.153cm" svg:y2="0.871cm"><text:p/></draw:line><draw:line draw:style-name="gr16" draw:text-style-name="P120" svg:x1="4.156cm" svg:y1="0.715cm" svg:x2="3.997cm" svg:y2="0.868cm"><text:p/></draw:line><draw:line draw:style-name="gr16" draw:text-style-name="P120" svg:x1="3.997cm" svg:y1="0.715cm" svg:x2="4.153cm" svg:y2="0.871cm"><text:p/></draw:line><draw:line draw:style-name="gr16" draw:text-style-name="P120" svg:x1="4.156cm" svg:y1="0.715cm" svg:x2="3.997cm" svg:y2="0.868cm"><text:p/></draw:line><draw:frame draw:style-name="gr18" draw:text-style-name="P122" svg:width="1.87cm" svg:height="1.094cm" svg:x="3.893cm" svg:y="0.266cm"><draw:text-box><text:p text:style-name="P121"><text:span text:style-name="T185">R</text:span></text:p></draw:text-box></draw:frame></draw:g><draw:custom-shape draw:style-name="gr19" draw:text-style-name="P123" svg:width="0.043cm" svg:height="0.003cm" svg:x="6.118cm" svg:y="1.628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polygon draw:style-name="gr20" draw:text-style-name="P124" svg:width="2.952cm" svg:height="2.963cm" svg:x="2.212cm" svg:y="0.799cm" svg:viewBox="0 0 2953 2964" draw:points="0,1122 1841,0 2953,1863 1122,2964"><text:p/></draw:polygon><draw:frame draw:style-name="gr12" draw:text-style-name="P119" svg:width="1.96cm" svg:height="0.668cm" draw:transform="rotate (0.046774823953448) translate (5.10998611111111cm 2.079625cm)"><draw:text-box><text:p text:style-name="P118"><text:span text:style-name="T184">D</text:span><text:span text:style-name="T184"> </text:span><text:span text:style-name="T184">o</text:span><text:span text:style-name="T184">u </text:span><text:span text:style-name="T184">O</text:span></text:p></draw:text-box></draw:frame><draw:g draw:style-name="gr15"><draw:line draw:style-name="gr16" draw:text-style-name="P120" svg:x1="2.102cm" svg:y1="2.098cm" svg:x2="2.314cm" svg:y2="1.76cm"><text:p/></draw:line><draw:line draw:style-name="gr16" draw:text-style-name="P120" svg:x1="2.039cm" svg:y1="1.815cm" svg:x2="2.374cm" svg:y2="2.033cm"><text:p/></draw:line></draw:g><draw:g draw:style-name="gr15"><draw:line draw:style-name="gr16" draw:text-style-name="P120" svg:x1="3.228cm" svg:y1="3.929cm" svg:x2="3.44cm" svg:y2="3.591cm"><text:p/></draw:line><draw:line draw:style-name="gr16" draw:text-style-name="P120" svg:x1="3.16cm" svg:y1="3.649cm" svg:x2="3.495cm" svg:y2="3.867cm"><text:p/></draw:line></draw:g><draw:g draw:style-name="gr15"><draw:line draw:style-name="gr16" draw:text-style-name="P120" svg:x1="5.057cm" svg:y1="2.807cm" svg:x2="5.269cm" svg:y2="2.469cm"><text:p/></draw:line><draw:line draw:style-name="gr16" draw:text-style-name="P120" svg:x1="4.992cm" svg:y1="2.526cm" svg:x2="5.327cm" svg:y2="2.744cm"><text:p/></draw:line></draw:g><draw:polygon draw:style-name="gr21" draw:text-style-name="P124" svg:width="0.295cm" svg:height="0.296cm" svg:x="2.212cm" svg:y="1.814cm" svg:viewBox="0 0 296 297" draw:points="0,112 184,0 296,187 112,297"><text:p/></draw:polygon><draw:polygon draw:style-name="gr21" draw:text-style-name="P124" svg:width="0.295cm" svg:height="0.296cm" svg:x="3.874cm" svg:y="0.805cm" svg:viewBox="0 0 296 297" draw:points="0,112 184,0 296,187 112,297"><text:p/></draw:polygon><draw:polygon draw:style-name="gr21" draw:text-style-name="P124" svg:width="0.295cm" svg:height="0.296cm" svg:x="4.865cm" svg:y="2.471cm" svg:viewBox="0 0 296 297" draw:points="0,112 184,0 296,187 112,297"><text:p/></draw:polygon><draw:polygon draw:style-name="gr21" draw:text-style-name="P124" svg:width="0.295cm" svg:height="0.296cm" svg:x="3.228cm" svg:y="3.455cm" svg:viewBox="0 0 296 297" draw:points="0,112 184,0 296,187 112,297"><text:p/></draw:polygon><draw:line draw:style-name="gr22" draw:text-style-name="P124" svg:x1="3.108cm" svg:y1="1.199cm" svg:x2="3.168cm" svg:y2="1.449cm"><text:p/></draw:line><draw:line draw:style-name="gr22" draw:text-style-name="P124" svg:x1="4.238cm" svg:y1="3.078cm" svg:x2="4.298cm" svg:y2="3.328cm"><text:p/></draw:line><draw:line draw:style-name="gr22" draw:text-style-name="P124" svg:x1="2.83cm" svg:y1="2.75cm" svg:x2="2.757cm" svg:y2="2.997cm"><text:p/></draw:line><draw:line draw:style-name="gr22" draw:text-style-name="P124" svg:x1="4.599cm" svg:y1="1.51cm" svg:x2="4.526cm" svg:y2="1.757cm"><text:p/></draw:line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p text:style-name="Standard"><text:span text:style-name="Character_5f_20_5f_styl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Double_20_Dash" draw:display-name="Double Dash" draw:style="rect" draw:dots1="1" draw:dots1-length="454%" draw:distance="170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ash" draw:display-name="Long Dash" draw:style="rect" draw:dots1="1" draw:dots1-length="227%" draw:distance="170%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7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8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6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4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5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3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0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1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5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6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2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4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8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5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6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5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8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4" draw:name="Shape3_12" draw:style-name="Mgr5" draw:text-style-name="MP1" svg:x1="10.308cm" svg:y1="0.388cm" svg:x2="20.496cm" svg:y2="0.36cm"><text:p/></draw:line><draw:path text:anchor-type="paragraph" draw:z-index="26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7" draw:name="Shape3_27" draw:style-name="Mgr5" draw:text-style-name="MP1" svg:x1="10.308cm" svg:y1="0.388cm" svg:x2="20.496cm" svg:y2="0.36cm"><text:p/></draw:line><draw:path text:anchor-type="paragraph" draw:z-index="26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8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5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6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5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3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4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1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2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9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0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7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8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1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2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3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0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89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6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4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3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7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78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76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3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4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5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0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67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4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5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6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1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0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5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6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2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0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47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8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46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4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5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2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3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9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0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8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6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7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4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2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3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0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1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28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9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6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7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4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5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0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1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8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9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6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7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4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5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2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3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0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1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9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2" draw:name="Shape7_8" draw:style-name="Mgr9" draw:text-style-name="MP1" svg:x1="9.042cm" svg:y1="0.36cm" svg:x2="20.461cm" svg:y2="0.36cm"><text:p/></draw:line><draw:path text:anchor-type="paragraph" draw:z-index="103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4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T<text:span text:style-name="MT143">itre de la série</text:span></text:p>
      </style:header>
      <style:header-left>
        <text:p text:style-name="MP80"><draw:line text:anchor-type="paragraph" draw:z-index="106" draw:name="Shape7_9" draw:style-name="Mgr9" draw:text-style-name="MP1" svg:x1="9.042cm" svg:y1="0.36cm" svg:x2="20.461cm" svg:y2="0.36cm"><text:p/></draw:line><draw:path text:anchor-type="paragraph" draw:z-index="107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8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1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7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4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5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1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0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3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4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line text:anchor-type="paragraph" draw:z-index="85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87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8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line text:anchor-type="paragraph" draw:z-index="89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6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217214246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11246275104269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1" draw:name="Shape9" draw:style-name="Mgr1" draw:text-style-name="MP1" svg:x1="11.559cm" svg:y1="0.36cm" svg:x2="20.5cm" svg:y2="0.36cm"><text:p/></draw:line><draw:frame text:anchor-type="paragraph" draw:z-index="62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path text:anchor-type="paragraph" draw:z-index="63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4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1"><draw:text-box fo:min-height="0.355cm"><text:p text:style-name="MP3"><draw:g text:anchor-type="paragraph" draw:z-index="2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0" draw:style-name="Mgr14" draw:text-style-name="MP1" svg:x1="10.893cm" svg:y1="0.403cm" svg:x2="20.503cm" svg:y2="0.327cm"><text:p/></draw:line><draw:path text:anchor-type="char" draw:z-index="13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4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7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0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49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0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1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2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4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5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57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8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9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0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5H38M30S</meta:editing-duration>
    <meta:editing-cycles>310</meta:editing-cycles>
    <meta:generator>LibreOffice/7.1.4.2$Linux_X86_64 LibreOffice_project/a529a4fab45b75fefc5b6226684193eb000654f6</meta:generator>
    <dc:date>2021-09-13T11:12:43.147814442</dc:date>
    <meta:document-statistic meta:table-count="0" meta:image-count="0" meta:object-count="0" meta:page-count="1" meta:paragraph-count="776" meta:word-count="2842" meta:character-count="18699" meta:non-whitespace-character-count="16234"/>
    <meta:template xlink:type="simple" xlink:actuate="onRequest" xlink:title="13-Géométrie plane partie_2_Serie_4_parallèles_et_perpendiculaires" xlink:href="../../Corrections%20brutes/SESAMATH/cahier%206ème%202021/13-Géométrie%20plane%20partie_2_Serie_4_parallèles_et_perpendiculaires.ott" meta:date="2021-01-17T20:27:00.625215510"/>
  </office:meta>
</office:document-meta>
</file>